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937in"/>
    </style:style>
    <style:style style:name="co10" style:family="table-column">
      <style:table-column-properties fo:break-before="auto" style:column-width="2.0902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9900"/>
      <style:text-properties style:text-position="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able-cell-properties fo:background-color="#ffff66"/>
      <style:text-properties style:text-position="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нов Дмитрий</text:p>
          </table:table-cell>
          <table:table-cell office:value-type="string" calcext:value-type="string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+ 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бы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елешев Ива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 then 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йрамов Мура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шин Денис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the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ьянков Семен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then 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Введение в ТеХ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атематик ва ТеХ</text:p>
          </table:table-cell>
          <table:table-cell table:number-columns-repeated="14"/>
        </table:table-row>
      </table:table>
      <table:table table:name="Sheet2" table:style-name="ta1"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7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С.р.13.10.2014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оцен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алг без реализ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-\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12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7" office:value-type="string" calcext:value-type="string">
            <text:p>Оценк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+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</table:table>
      <table:table table:name="Sheet4" table:style-name="ta1"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  <table:table-cell office:value-type="string" calcext:value-type="string">
            <text:p>20 октября</text:p>
          </table:table-cell>
          <table:table-cell office:value-type="string" calcext:value-type="string">
            <text:p>24 октяб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22 сентября</text:p>
          </table:table-cell>
          <table:table-cell office:value-type="string" calcext:value-type="string">
            <text:p>13 октября</text:p>
          </table:table-cell>
          <table:table-cell office:value-type="string" calcext:value-type="string">
            <text:p>24 октября</text:p>
          </table:table-cell>
          <table:table-cell/>
          <table:table-cell office:value-type="string" calcext:value-type="string">
            <text:p>10 ноября</text:p>
          </table:table-cell>
          <table:table-cell/>
          <table:table-cell office:value-type="string" calcext:value-type="string">
            <text:p>итог</text:p>
          </table:table-cell>
          <table:table-cell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3н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Морозов Дим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ишин Денис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а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5а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Козлов Алексей</text:p>
          </table:table-cell>
          <table:table-cell/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Были 1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бубунты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 style:data-style-name="N2" text:time-value="14:48:40.938405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1-23T14:53:15.155905464</dc:date>
    <meta:editing-duration>PT15H48M1S</meta:editing-duration>
    <meta:editing-cycles>15</meta:editing-cycles>
    <meta:generator>LibreOffice/4.3.3.2$Linux_x86 LibreOffice_project/430m0$Build-2</meta:generator>
    <meta:document-statistic meta:table-count="6" meta:cell-count="1067" meta:object-count="0"/>
  </office:meta>
</office:document-meta>
</file>